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2" calcext:value-type="date">
            <text:p>22.01.99</text:p>
          </table:table-cell>
          <table:table-cell office:value-type="float" office:value="34723348" calcext:value-type="float">
            <text:p>34723348</text:p>
          </table:table-cell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3" calcext:value-type="date">
            <text:p>23.01.99</text:p>
          </table:table-cell>
          <table:table-cell office:value-type="float" office:value="34723349" calcext:value-type="float">
            <text:p>34723349</text:p>
          </table:table-cell>
        </table:table-row>
        <table:table-row table:style-name="ro1">
          <table:table-cell office:value-type="string" calcext:value-type="string">
            <text:p>Katharina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4" calcext:value-type="date">
            <text:p>24.01.99</text:p>
          </table:table-cell>
          <table:table-cell office:value-type="float" office:value="34723350" calcext:value-type="float">
            <text:p>34723350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lz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5" calcext:value-type="date">
            <text:p>25.01.99</text:p>
          </table:table-cell>
          <table:table-cell office:value-type="float" office:value="34723351" calcext:value-type="float">
            <text:p>34723351</text:p>
          </table:table-cell>
        </table:table-row>
        <table:table-row table:style-name="ro1">
          <table:table-cell office:value-type="string" calcext:value-type="string">
            <text:p>Lukas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6" calcext:value-type="date">
            <text:p>26.01.99</text:p>
          </table:table-cell>
          <table:table-cell office:value-type="float" office:value="34723352" calcext:value-type="float">
            <text:p>34723352</text:p>
          </table:table-cell>
        </table:table-row>
        <table:table-row table:style-name="ro1">
          <table:table-cell office:value-type="string" calcext:value-type="string">
            <text:p>Björn</text:p>
          </table:table-cell>
          <table:table-cell office:value-type="string" calcext:value-type="string">
            <text:p>Schwartz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7" calcext:value-type="date">
            <text:p>27.01.99</text:p>
          </table:table-cell>
          <table:table-cell office:value-type="float" office:value="34723353" calcext:value-type="float">
            <text:p>34723353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Schott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8" calcext:value-type="date">
            <text:p>28.01.99</text:p>
          </table:table-cell>
          <table:table-cell office:value-type="float" office:value="34723354" calcext:value-type="float">
            <text:p>34723354</text:p>
          </table:table-cell>
        </table:table-row>
        <table:table-row table:style-name="ro1">
          <table:table-cell office:value-type="string" calcext:value-type="string">
            <text:p>Lisbeth</text:p>
          </table:table-cell>
          <table:table-cell office:value-type="string" calcext:value-type="string">
            <text:p>Schölz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29" calcext:value-type="date">
            <text:p>29.01.99</text:p>
          </table:table-cell>
          <table:table-cell office:value-type="float" office:value="34723355" calcext:value-type="float">
            <text:p>34723355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30" calcext:value-type="date">
            <text:p>30.01.99</text:p>
          </table:table-cell>
          <table:table-cell office:value-type="float" office:value="34723356" calcext:value-type="float">
            <text:p>34723356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Behring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1-31" calcext:value-type="date">
            <text:p>31.01.99</text:p>
          </table:table-cell>
          <table:table-cell office:value-type="float" office:value="34723357" calcext:value-type="float">
            <text:p>34723357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Seidle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2-01" calcext:value-type="date">
            <text:p>01.02.99</text:p>
          </table:table-cell>
          <table:table-cell office:value-type="float" office:value="34723358" calcext:value-type="float">
            <text:p>34723358</text:p>
          </table:table-cell>
        </table:table-row>
        <table:table-row table:style-name="ro1">
          <table:table-cell office:value-type="string" calcext:value-type="string">
            <text:p>Claudius</text:p>
          </table:table-cell>
          <table:table-cell office:value-type="string" calcext:value-type="string">
            <text:p>Wehner</text:p>
          </table:table-cell>
          <table:table-cell office:value-type="string" calcext:value-type="string">
            <text:p><text:a xlink:href="mailto:p.m@test.de" xlink:type="simple">p.m@test.de</text:a></text:p>
          </table:table-cell>
          <table:table-cell office:value-type="date" office:date-value="1999-02-02" calcext:value-type="date">
            <text:p>02.02.99</text:p>
          </table:table-cell>
          <table:table-cell office:value-type="float" office:value="34723359" calcext:value-type="float">
            <text:p>34723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28:42.349670854</meta:creation-date>
    <dc:date>2020-04-05T18:02:29.975497294</dc:date>
    <meta:editing-duration>PT1H23M37S</meta:editing-duration>
    <meta:editing-cycles>1</meta:editing-cycles>
    <meta:document-statistic meta:table-count="1" meta:cell-count="60" meta:object-count="0"/>
    <meta:generator>LibreOffice/5.3.6.1$Linux_X86_64 LibreOffice_project/30$Build-1</meta:generator>
  </office:meta>
</office:document-meta>
</file>